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115"/>
    </style:style>
    <style:style style:name="P2" style:family="paragraph" style:parent-style-name="Standard">
      <style:text-properties officeooo:rsid="0001e115" officeooo:paragraph-rsid="0001e115"/>
    </style:style>
    <style:style style:name="P3" style:family="paragraph" style:parent-style-name="Standard">
      <style:text-properties officeooo:rsid="0001e115" officeooo:paragraph-rsid="000d5212"/>
    </style:style>
    <style:style style:name="P4" style:family="paragraph" style:parent-style-name="Standard">
      <style:text-properties officeooo:rsid="0008d0a2" officeooo:paragraph-rsid="0008d0a2"/>
    </style:style>
    <style:style style:name="P5" style:family="paragraph" style:parent-style-name="Standard">
      <style:text-properties officeooo:rsid="0008d0a2" officeooo:paragraph-rsid="000c0720"/>
    </style:style>
    <style:style style:name="P6" style:family="paragraph" style:parent-style-name="Standard">
      <style:text-properties officeooo:rsid="0008d0a2" officeooo:paragraph-rsid="000d5212"/>
    </style:style>
    <style:style style:name="P7" style:family="paragraph" style:parent-style-name="Standard">
      <style:text-properties officeooo:rsid="000a6bde" officeooo:paragraph-rsid="000a6bde"/>
    </style:style>
    <style:style style:name="P8" style:family="paragraph" style:parent-style-name="Standard">
      <style:text-properties officeooo:rsid="000c0720" officeooo:paragraph-rsid="000c0720"/>
    </style:style>
    <style:style style:name="P9" style:family="paragraph" style:parent-style-name="Standard">
      <style:text-properties officeooo:rsid="000d5212" officeooo:paragraph-rsid="000d5212"/>
    </style:style>
    <style:style style:name="P10" style:family="paragraph" style:parent-style-name="Standard">
      <style:text-properties officeooo:rsid="000ed1ea" officeooo:paragraph-rsid="000ed1ea"/>
    </style:style>
    <style:style style:name="P11" style:family="paragraph" style:parent-style-name="Standard">
      <style:text-properties officeooo:rsid="00118c69" officeooo:paragraph-rsid="00118c69"/>
    </style:style>
    <style:style style:name="P12" style:family="paragraph" style:parent-style-name="Standard">
      <style:text-properties officeooo:rsid="00153b32" officeooo:paragraph-rsid="00153b32"/>
    </style:style>
    <style:style style:name="P13" style:family="paragraph" style:parent-style-name="Standard">
      <style:text-properties officeooo:rsid="001711b0" officeooo:paragraph-rsid="001711b0"/>
    </style:style>
    <style:style style:name="P14" style:family="paragraph" style:parent-style-name="Standard">
      <style:text-properties officeooo:rsid="001873cf" officeooo:paragraph-rsid="001873cf"/>
    </style:style>
    <style:style style:name="P15" style:family="paragraph" style:parent-style-name="Standard">
      <style:text-properties fo:font-weight="bold" officeooo:rsid="0023fb71" officeooo:paragraph-rsid="0023fb71" style:font-weight-asian="bold" style:font-weight-complex="bold"/>
    </style:style>
    <style:style style:name="P16" style:family="paragraph" style:parent-style-name="Standard">
      <style:text-properties fo:font-weight="bold" officeooo:rsid="002494cf" officeooo:paragraph-rsid="002494cf" style:font-weight-asian="bold" style:font-weight-complex="bold"/>
    </style:style>
    <style:style style:name="P17" style:family="paragraph" style:parent-style-name="Standard">
      <style:text-properties fo:font-weight="bold" officeooo:rsid="0024c3b2" officeooo:paragraph-rsid="0024c3b2" style:font-weight-asian="bold" style:font-weight-complex="bold"/>
    </style:style>
    <style:style style:name="P18" style:family="paragraph" style:parent-style-name="Standard">
      <style:text-properties fo:font-weight="bold" officeooo:rsid="0026ffe1" officeooo:paragraph-rsid="0026ffe1" style:font-weight-asian="bold" style:font-weight-complex="bold"/>
    </style:style>
    <style:style style:name="P19" style:family="paragraph" style:parent-style-name="Standard">
      <style:text-properties fo:font-weight="bold" officeooo:rsid="001e5fa1" officeooo:paragraph-rsid="001e5fa1" style:font-weight-asian="bold" style:font-weight-complex="bold"/>
    </style:style>
    <style:style style:name="P20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3fb71" officeooo:paragraph-rsid="0023fb71" style:font-size-asian="10pt" style:font-style-asian="normal" style:font-weight-asian="normal" style:font-weight-complex="bold" style:text-emphasize="none"/>
    </style:style>
    <style:style style:name="P21" style:family="paragraph" style:parent-style-name="Standard">
      <style:text-properties officeooo:rsid="002494cf" officeooo:paragraph-rsid="002494cf"/>
    </style:style>
    <style:style style:name="P22" style:family="paragraph" style:parent-style-name="Standard">
      <style:text-properties fo:font-weight="normal" officeooo:rsid="0024c3b2" officeooo:paragraph-rsid="0024c3b2" style:font-weight-asian="normal" style:font-weight-complex="normal"/>
    </style:style>
    <style:style style:name="P23" style:family="paragraph" style:parent-style-name="Standard">
      <style:text-properties fo:font-weight="normal" officeooo:rsid="002e3808" officeooo:paragraph-rsid="002e3808" style:font-weight-asian="normal" style:font-weight-complex="normal"/>
    </style:style>
    <style:style style:name="P24" style:family="paragraph" style:parent-style-name="Standard">
      <style:text-properties fo:font-weight="normal" officeooo:rsid="002e3808" officeooo:paragraph-rsid="002e3808" style:font-weight-asian="normal" style:font-weight-complex="normal"/>
    </style:style>
    <style:style style:name="P25" style:family="paragraph" style:parent-style-name="Standard">
      <style:text-properties fo:font-weight="normal" officeooo:rsid="0031d08a" officeooo:paragraph-rsid="0031d08a" style:font-weight-asian="normal" style:font-weight-complex="normal"/>
    </style:style>
    <style:style style:name="P26" style:family="paragraph" style:parent-style-name="Standard">
      <style:text-properties fo:font-weight="normal" officeooo:rsid="0024c3b2" officeooo:paragraph-rsid="0031d08a" style:font-weight-asian="normal" style:font-weight-complex="normal"/>
    </style:style>
    <style:style style:name="P27" style:family="paragraph" style:parent-style-name="Standard">
      <style:text-properties fo:font-weight="bold" officeooo:rsid="0031d08a" officeooo:paragraph-rsid="0031d08a" style:font-weight-asian="bold" style:font-weight-complex="bold"/>
    </style:style>
    <style:style style:name="T1" style:family="text">
      <style:text-properties officeooo:rsid="00058fb1"/>
    </style:style>
    <style:style style:name="T2" style:family="text">
      <style:text-properties officeooo:rsid="000ab7e3"/>
    </style:style>
    <style:style style:name="T3" style:family="text">
      <style:text-properties officeooo:rsid="000c0720"/>
    </style:style>
    <style:style style:name="T4" style:family="text">
      <style:text-properties officeooo:rsid="000c8119"/>
    </style:style>
    <style:style style:name="T5" style:family="text">
      <style:text-properties officeooo:rsid="000d5212"/>
    </style:style>
    <style:style style:name="T6" style:family="text">
      <style:text-properties officeooo:rsid="001025be"/>
    </style:style>
    <style:style style:name="T7" style:family="text">
      <style:text-properties officeooo:rsid="00118c69"/>
    </style:style>
    <style:style style:name="T8" style:family="text">
      <style:text-properties officeooo:rsid="00141ac0"/>
    </style:style>
    <style:style style:name="T9" style:family="text">
      <style:text-properties officeooo:rsid="00153b32"/>
    </style:style>
    <style:style style:name="T10" style:family="text">
      <style:text-properties officeooo:rsid="0015583a"/>
    </style:style>
    <style:style style:name="T11" style:family="text">
      <style:text-properties officeooo:rsid="001711b0"/>
    </style:style>
    <style:style style:name="T12" style:family="text">
      <style:text-properties officeooo:rsid="001a576a"/>
    </style:style>
    <style:style style:name="T13" style:family="text">
      <style:text-properties officeooo:rsid="001c0e91"/>
    </style:style>
    <style:style style:name="T14" style:family="text">
      <style:text-properties officeooo:rsid="0024c3b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858d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1">Stepper driver, you use the TMC. It is described <text:a xlink:type="simple" xlink:href="https://hackaday.com/2016/09/30/3d-printering-trinamic-tmc2130-stepper-motor-drivers-shifting-the-gears/" text:style-name="Internet_20_link" text:visited-style-name="Visited_20_Internet_20_Link">here</text:a>. </text:p>
      <text:p text:style-name="P1"/>
      <text:p text:style-name="P1"/>
      <text:p text:style-name="P12">You configure the motor via:</text:p>
      <text:p text:style-name="P1"/>
      <text:p text:style-name="P11">Pins:</text:p>
      <text:p text:style-name="P11"><text:s text:c="2"/><text:span text:style-name="T9">SDCO</text:span><text:line-break/> <text:s/>CS<text:line-break/> <text:s/><text:span text:style-name="T9">SCK</text:span></text:p>
      <text:p text:style-name="P11"><text:s text:c="2"/><text:span text:style-name="T9">SDI</text:span></text:p>
      <text:p text:style-name="P11"/>
      <text:p text:style-name="P13">It used to be pins and MS1,2,3 <text:span text:style-name="T13">and jumpers </text:span>(which has been replaced)</text:p>
      <text:p text:style-name="P11"/>
      <text:p text:style-name="P11"/>
      <text:p text:style-name="P12">You control the motor via:</text:p>
      <text:p text:style-name="P12"><text:s text:c="2"/>STEP<text:line-break/> <text:s/>DIR<text:line-break/> <text:s/><text:span text:style-name="T11">ENABLE</text:span></text:p>
      <text:p text:style-name="P1"/>
      <text:p text:style-name="P2"/>
      <text:p text:style-name="P8">op het bord:</text:p>
      <text:p text:style-name="P5"><text:s text:c="2"/>POT SDA <text:s text:c="2"/>(voor ADC)</text:p>
      <text:p text:style-name="P5"><text:s text:c="2"/>POT SCL </text:p>
      <text:p text:style-name="P8"/>
      <text:p text:style-name="P8">datakabel gebruiken is meer pro, <text:span text:style-name="T12">bij stepper en endstops doe je dat niet. Dit komt meer door gewoonte.</text:span></text:p>
      <text:p text:style-name="P2"/>
      <text:p text:style-name="P4">pins nodig:<text:line-break/> <text:s/><text:span text:style-name="T9">5V</text:span></text:p>
      <text:p text:style-name="P4"><text:s text:c="2"/><text:span text:style-name="T9">3V</text:span></text:p>
      <text:p text:style-name="P6"><text:s text:c="2"/>laserpin 1 <text:s/><text:span text:style-name="T3">(IC HB PWM1)</text:span><text:line-break/> <text:s/>laserpin 2 <text:s/><text:span text:style-name="T3">(IC HB PWM2)</text:span><text:line-break/> <text:s/><text:span text:style-name="T5">photodiode</text:span></text:p>
      <text:p text:style-name="P6"><text:s text:c="2"/><text:span text:style-name="T5">potw (power laserdiode)</text:span></text:p>
      <text:p text:style-name="P6"><text:s text:c="2"/><text:span text:style-name="T5">ZPO <text:s/>(endstop switch)</text:span></text:p>
      <text:p text:style-name="P6"><text:s text:c="2"/><text:span text:style-name="T8">4 kabels voor motor (configuratie)</text:span></text:p>
      <text:p text:style-name="P6"><text:s text:c="2"/><text:span text:style-name="T10">2 kabels voor motor control</text:span></text:p>
      <text:p text:style-name="P6"/>
      <text:p text:style-name="P6"/>
      <text:p text:style-name="P6"/>
      <text:p text:style-name="P6"/>
      <text:p text:style-name="P15">Motor <text:span text:style-name="T14">cables</text:span>:</text:p>
      <text:p text:style-name="P20">AWG &lt; AWG 17 around 1.7A max per NEMA 17 so total 3A</text:p>
      <text:p text:style-name="P15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14">Merk op rode geeft pin 1 aan, hoeft niet meteen stroom te zijn.</text:p>
      <text:p text:style-name="P6"/>
      <text:p text:style-name="P6"/>
      <text:p text:style-name="P16">Total current:</text:p>
      <text:p text:style-name="P21">Nema 17 motor uses 1.7A at 12V, spindle (DC 775 motor) uses 2.6A.<text:line-break/>Total = 1.7A*3+2.6A=7.7A</text:p>
      <text:p text:style-name="P21"/>
      <text:p text:style-name="P6"/>
      <text:p text:style-name="P17">Safety Circuit<text:line-break/><text:span text:style-name="T15">A tear down of the Form 2 can be found </text:span><text:a xlink:type="simple" xlink:href="https://www.bunniestudios.com/blog/?p=4641" text:style-name="Internet_20_link" text:visited-style-name="Visited_20_Internet_20_Link"><text:span text:style-name="T15">here </text:span></text:a><text:span text:style-name="T15">. The company also hosts interactive 3D </text:span><text:a xlink:type="simple" xlink:href="https://formlabs.com/blog/form-2-interactive-3d-model/" text:style-name="Internet_20_link" text:visited-style-name="Visited_20_Internet_20_Link"><text:span text:style-name="T15">teardowns</text:span></text:a><text:span text:style-name="T15">.</text:span></text:p>
      <text:p text:style-name="P22">Formlabs uses a magnetic interlock. <text:s/>It does not seem to be using any relays.<text:line-break/></text:p>
      <text:p text:style-name="P23">Read out high voltage;</text:p>
      <text:p text:style-name="P23"><text:a xlink:type="simple" xlink:href="https://forum.arduino.cc/index.php?topic=425112.0" text:style-name="Internet_20_link" text:visited-style-name="Visited_20_Internet_20_Link">https://forum.arduino.cc/index.php?topic=425112.0</text:a></text:p>
      <text:p text:style-name="P23"/>
      <text:p text:style-name="P23"/>
      <text:p text:style-name="P27">Safety Switch:</text:p>
      <text:p text:style-name="P25">MC1 440N Magnetic Safety Switch, Plastic (38.20 euro) uses reed contact so should work with lower voltages.</text:p>
      <text:p text:style-name="P26"><text:line-break/></text:p>
      <text:p text:style-name="P18">Spindle control<text:line-break/><text:span text:style-name="T15">The spindle can be controlled via PWM. <text:s/></text:span><text:span text:style-name="T16">A simple circuit can be found </text:span><text:a xlink:type="simple" xlink:href="https://cdn.sparkfun.com/assets/resources/4/4/DC_motor_circuits_notes_2up.pdf" text:style-name="Internet_20_link" text:visited-style-name="Visited_20_Internet_20_Link"><text:span text:style-name="T16">here</text:span></text:a><text:span text:style-name="T16">. </text:span></text:p>
      <text:p text:style-name="P22"/>
      <text:p text:style-name="P6"/>
      <text:p text:style-name="P6"/>
      <text:p text:style-name="P19">Literature</text:p>
      <text:p text:style-name="P7">Other 3D printer controller boards:</text:p>
      <text:p text:style-name="P7"><text:s text:c="4"/>DUET</text:p>
      <text:p text:style-name="P7"><text:s text:c="4"/>SMOOTHIE<text:line-break/> <text:s text:c="3"/>REPLICAPE / REVOLVE (uses PRU); <text:span text:style-name="T4">basically you can get the ottavo; a beaglebone in a bga</text:span><text:line-break/> <text:s text:c="3"/><text:span text:style-name="T2">RAMBO</text:span></text:p>
      <text:p text:style-name="P7"/>
      <text:p text:style-name="P7"/>
      <text:p text:style-name="P10">If you want to bring it to a <text:span text:style-name="T7">single </text:span>board you can use the OSD3358 <text:span text:style-name="T6">(octavo chip). This also forms the basis for the beaglebone pocket.</text:span></text:p>
      <text:p text:style-name="P7"/>
      <text:p text:style-name="P7"/>
      <text:p text:style-name="P9">height sensor</text:p>
      <text:p text:style-name="P7"/>
      <text:p text:style-name="P3">sell ir probe <text:span text:style-name="T1">(could be nice)</text:span></text:p>
      <text:p text:style-name="P3"><text:a xlink:type="simple" xlink:href="https://www.duet3d.com/DuetAddons/IRProbe" text:style-name="Internet_20_link" text:visited-style-name="Visited_20_Internet_20_Link">https://www.duet3d.com/DuetAddons/IRProbe</text:a>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3-07T12:48:27.811000000</dc:date>
    <meta:editing-duration>PT2H2M33S</meta:editing-duration>
    <meta:editing-cycles>32</meta:editing-cycles>
    <meta:document-statistic meta:table-count="0" meta:image-count="0" meta:object-count="0" meta:page-count="2" meta:paragraph-count="40" meta:word-count="280" meta:character-count="1657" meta:non-whitespace-character-count="1352"/>
  </office:meta>
</office:document-meta>
</file>